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3591in"/>
    </style:style>
    <style:style style:name="co6" style:family="table-column">
      <style:table-column-properties fo:break-before="auto" style:column-width="1.1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9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Number of runs : 504 timesteps each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Optimis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enchmark Type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Initial (Minimal)</text:p>
          </table:table-cell>
          <table:table-cell table:style-name="ce1" office:value-type="date" office:date-value="2026-02-06" calcext:value-type="date">
            <text:p>2026-02-06</text:p>
          </table:table-cell>
          <table:table-cell office:value-type="string" calcext:value-type="string">
            <text:p>Single Threaded</text:p>
          </table:table-cell>
          <table:table-cell office:value-type="float" office:value="257486" calcext:value-type="float">
            <text:p>257486</text:p>
          </table:table-cell>
          <table:table-cell office:value-type="float" office:value="2624389" calcext:value-type="float">
            <text:p>2624389</text:p>
          </table:table-cell>
          <table:table-cell office:value-type="float" office:value="26437089" calcext:value-type="float">
            <text:p>26437089</text:p>
          </table:table-cell>
          <table:table-cell office:value-type="float" office:value="264237475" calcext:value-type="float">
            <text:p>264237475</text:p>
          </table:table-cell>
          <table:table-cell office:value-type="float" office:value="2775079891" calcext:value-type="float">
            <text:p>2775079891</text:p>
          </table:table-cell>
          <table:table-cell table:style-name="ce4" office:value-type="float" office:value="26290000000" calcext:value-type="float">
            <text:p>2.63E+10</text:p>
          </table:table-cell>
          <table:table-cell office:value-type="string" calcext:value-type="string">
            <text:p>N/A (Process killed)</text:p>
          </table:table-cell>
          <table:table-cell office:value-type="string" calcext:value-type="string">
            <text:p>N/A (bad_allo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 Threaded</text:p>
          </table:table-cell>
          <table:table-cell office:value-type="float" office:value="88890" calcext:value-type="float">
            <text:p>88890</text:p>
          </table:table-cell>
          <table:table-cell office:value-type="float" office:value="838262" calcext:value-type="float">
            <text:p>838262</text:p>
          </table:table-cell>
          <table:table-cell office:value-type="float" office:value="7136337" calcext:value-type="float">
            <text:p>7136337</text:p>
          </table:table-cell>
          <table:table-cell office:value-type="float" office:value="76491837" calcext:value-type="float">
            <text:p>76491837</text:p>
          </table:table-cell>
          <table:table-cell office:value-type="float" office:value="732721212" calcext:value-type="float">
            <text:p>732721212</text:p>
          </table:table-cell>
          <table:table-cell office:value-type="float" office:value="6789094760" calcext:value-type="float">
            <text:p>6789094760</text:p>
          </table:table-cell>
          <table:table-cell office:value-type="string" calcext:value-type="string">
            <text:p>N/A (Process killed)</text:p>
          </table:table-cell>
          <table:table-cell office:value-type="string" calcext:value-type="string">
            <text:p>N/A (bad_allo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21:40:11.628950679</meta:creation-date>
    <dc:date>2026-02-06T22:04:02.218681917</dc:date>
    <meta:editing-duration>PT23M49S</meta:editing-duration>
    <meta:editing-cycles>5</meta:editing-cycles>
    <meta:generator>LibreOffice/25.8.4.2$Linux_X86_64 LibreOffice_project/580$Build-2</meta:generator>
    <meta:document-statistic meta:table-count="1" meta:cell-count="32" meta:object-count="0"/>
  </office:meta>
</office:document-meta>
</file>